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svg:stroke-color="#cccccc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8cm" fo:min-width="0cm"/>
    </style:style>
    <style:style style:name="gr4" style:family="graphic" style:parent-style-name="objectwithoutfill">
      <style:graphic-properties draw:marker-start="Circle" draw:marker-end="Arrow" draw:marker-end-width="0.3cm" draw:fill="none" draw:textarea-vertical-align="middle"/>
    </style:style>
    <style:style style:name="gr5" style:family="graphic" style:parent-style-name="objectwithoutfill">
      <style:graphic-properties draw:marker-start="Circle"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draw:marker-start="Circle_20_unfilled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0pt"/>
    </style:style>
    <style:style style:name="P4" style:family="paragraph">
      <style:paragraph-properties fo:text-align="center"/>
      <style:text-properties fo:font-size="11pt" style:font-size-asian="18pt" style:font-size-complex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3.175cm" svg:height="1.397cm" svg:x="2.778cm" svg:y="1cm">
          <text:p text:style-name="P1"><text:span text:style-name="T1">Repository</text:span></text:p>
        </draw:rect>
        <draw:line draw:style-name="gr2" draw:text-style-name="P1" draw:layer="layout" svg:x1="4.429cm" svg:y1="2.397cm" svg:x2="4.556cm" svg:y2="20.59cm">
          <text:p/>
        </draw:line>
        <draw:rect draw:style-name="gr1" draw:text-style-name="P2" draw:layer="layout" svg:width="3.175cm" svg:height="1.397cm" svg:x="6.334cm" svg:y="1cm">
          <text:p text:style-name="P1"><text:span text:style-name="T1">Build</text:span></text:p>
        </draw:rect>
        <draw:line draw:style-name="gr2" draw:text-style-name="P1" draw:layer="layout" svg:x1="7.985cm" svg:y1="2.397cm" svg:x2="8.112cm" svg:y2="20.59cm">
          <text:p/>
        </draw:line>
        <draw:rect draw:style-name="gr1" draw:text-style-name="P2" draw:layer="layout" svg:width="3.175cm" svg:height="1.397cm" svg:x="9.89cm" svg:y="1cm">
          <text:p text:style-name="P1"><text:span text:style-name="T1">Image </text:span><text:span text:style-name="T1"><text:line-break/></text:span><text:span text:style-name="T1">Stream</text:span></text:p>
        </draw:rect>
        <draw:line draw:style-name="gr2" draw:text-style-name="P1" draw:layer="layout" svg:x1="11.541cm" svg:y1="2.397cm" svg:x2="11.668cm" svg:y2="20.59cm">
          <text:p/>
        </draw:line>
        <draw:rect draw:style-name="gr1" draw:text-style-name="P2" draw:layer="layout" svg:width="3.175cm" svg:height="1.397cm" svg:x="9.891cm" svg:y="1.001cm">
          <text:p text:style-name="P1"><text:span text:style-name="T1">Image </text:span><text:span text:style-name="T1"><text:line-break/></text:span><text:span text:style-name="T1">Stream</text:span></text:p>
        </draw:rect>
        <draw:rect draw:style-name="gr1" draw:text-style-name="P2" draw:layer="layout" svg:width="3.175cm" svg:height="1.397cm" svg:x="13.446cm" svg:y="1cm">
          <text:p text:style-name="P1"><text:span text:style-name="T1">Image </text:span><text:span text:style-name="T1"><text:line-break/></text:span><text:span text:style-name="T1">Stream</text:span></text:p>
        </draw:rect>
        <draw:line draw:style-name="gr2" draw:text-style-name="P1" draw:layer="layout" svg:x1="15.224cm" svg:y1="2.27cm" svg:x2="15.351cm" svg:y2="20.463cm">
          <text:p/>
        </draw:line>
        <draw:rect draw:style-name="gr1" draw:text-style-name="P2" draw:layer="layout" svg:width="3.175cm" svg:height="1.397cm" svg:x="13.447cm" svg:y="1.001cm">
          <text:p text:style-name="P1"><text:span text:style-name="T1">Service</text:span></text:p>
        </draw:rect>
        <draw:rect draw:style-name="gr1" draw:text-style-name="P2" draw:layer="layout" svg:width="3.175cm" svg:height="1.397cm" svg:x="17.001cm" svg:y="1cm">
          <text:p text:style-name="P1"><text:span text:style-name="T1">Image </text:span><text:span text:style-name="T1"><text:line-break/></text:span><text:span text:style-name="T1">Stream</text:span></text:p>
        </draw:rect>
        <draw:line draw:style-name="gr2" draw:text-style-name="P1" draw:layer="layout" svg:x1="18.652cm" svg:y1="2.397cm" svg:x2="18.779cm" svg:y2="20.59cm">
          <text:p/>
        </draw:line>
        <draw:rect draw:style-name="gr1" draw:text-style-name="P2" draw:layer="layout" svg:width="3.175cm" svg:height="1.397cm" svg:x="17.002cm" svg:y="1.001cm">
          <text:p text:style-name="P1"><text:span text:style-name="T1">Deployment</text:span></text:p>
        </draw:rect>
        <draw:rect draw:style-name="gr1" draw:text-style-name="P2" draw:layer="layout" svg:width="3.175cm" svg:height="1.397cm" svg:x="20.558cm" svg:y="1cm">
          <text:p text:style-name="P1"><text:span text:style-name="T1">Image </text:span><text:span text:style-name="T1"><text:line-break/></text:span><text:span text:style-name="T1">Stream</text:span></text:p>
        </draw:rect>
        <draw:line draw:style-name="gr2" draw:text-style-name="P1" draw:layer="layout" svg:x1="22.209cm" svg:y1="2.397cm" svg:x2="22.336cm" svg:y2="20.59cm">
          <text:p/>
        </draw:line>
        <draw:rect draw:style-name="gr1" draw:text-style-name="P2" draw:layer="layout" svg:width="3.175cm" svg:height="1.397cm" svg:x="20.559cm" svg:y="1.001cm">
          <text:p text:style-name="P1"><text:span text:style-name="T1">Replication</text:span><text:span text:style-name="T1"><text:line-break/></text:span><text:span text:style-name="T1">Controller</text:span></text:p>
        </draw:rect>
        <draw:rect draw:style-name="gr1" draw:text-style-name="P2" draw:layer="layout" svg:width="3.175cm" svg:height="1.397cm" svg:x="24.113cm" svg:y="1cm">
          <text:p text:style-name="P1"><text:span text:style-name="T1">Image </text:span><text:span text:style-name="T1"><text:line-break/></text:span><text:span text:style-name="T1">Stream</text:span></text:p>
        </draw:rect>
        <draw:line draw:style-name="gr2" draw:text-style-name="P1" draw:layer="layout" svg:x1="25.764cm" svg:y1="2.397cm" svg:x2="25.891cm" svg:y2="20.59cm">
          <text:p/>
        </draw:line>
        <draw:rect draw:style-name="gr1" draw:text-style-name="P2" draw:layer="layout" svg:width="3.175cm" svg:height="1.397cm" svg:x="24.114cm" svg:y="1.001cm">
          <text:p text:style-name="P1"><text:span text:style-name="T1">Pod</text:span></text:p>
        </draw:rect>
        <draw:frame draw:style-name="gr3" draw:text-style-name="P3" draw:layer="layout" svg:width="3.429cm" svg:height="1.433cm" svg:x="0.873cm" svg:y="2.27cm">
          <draw:text-box>
            <text:p><text:span text:style-name="T2">Developer commits code to the repository</text:span></text:p>
          </draw:text-box>
        </draw:frame>
        <draw:line draw:style-name="gr4" draw:text-style-name="P1" draw:layer="layout" svg:x1="4.429cm" svg:y1="5.318cm" svg:x2="7.985cm" svg:y2="5.318cm">
          <text:p/>
        </draw:line>
        <draw:line draw:style-name="gr5" draw:text-style-name="P1" draw:layer="layout" svg:x1="1cm" svg:y1="3.921cm" svg:x2="4.429cm" svg:y2="3.921cm">
          <text:p/>
        </draw:line>
        <draw:frame draw:style-name="gr3" draw:text-style-name="P3" draw:layer="layout" svg:width="3.429cm" svg:height="1.827cm" svg:x="4.429cm" svg:y="3.377cm">
          <draw:text-box>
            <text:p><text:span text:style-name="T2">Repository notifies build of new commit through webhook</text:span></text:p>
          </draw:text-box>
        </draw:frame>
        <draw:custom-shape draw:style-name="gr6" draw:text-style-name="P4" draw:layer="layout" svg:width="3.683cm" svg:height="1.27cm" svg:x="6.207cm" svg:y="6.08cm">
          <text:p text:style-name="P4">New image is buil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7.985cm" svg:y1="9.128cm" svg:x2="11.541cm" svg:y2="9.128cm">
          <text:p/>
        </draw:line>
        <draw:frame draw:style-name="gr3" draw:text-style-name="P3" draw:layer="layout" svg:width="3.429cm" svg:height="1.433cm" svg:x="7.985cm" svg:y="7.731cm">
          <draw:text-box>
            <text:p><text:span text:style-name="T2">Build pushes new image to image stream</text:span></text:p>
          </draw:text-box>
        </draw:frame>
        <draw:line draw:style-name="gr7" draw:text-style-name="P1" draw:layer="layout" svg:x1="11.541cm" svg:y1="11.541cm" svg:x2="15.224cm" svg:y2="11.541cm">
          <text:p/>
        </draw:line>
        <draw:frame draw:style-name="gr3" draw:text-style-name="P3" draw:layer="layout" svg:width="3.429cm" svg:height="2.221cm" svg:x="11.668cm" svg:y="9.346cm">
          <draw:text-box>
            <text:p><text:span text:style-name="T2">Service, watching the image stream learns that a new image has been pushed.</text:span></text:p>
          </draw:text-box>
        </draw:frame>
        <draw:frame draw:style-name="gr3" draw:text-style-name="P3" draw:layer="layout" svg:width="3.429cm" svg:height="2.615cm" svg:x="15.351cm" svg:y="11.886cm">
          <draw:text-box>
            <text:p><text:span text:style-name="T2">Service creates a new deployment and makes it the active deployment to roll out the new image.</text:span></text:p>
          </draw:text-box>
        </draw:frame>
        <draw:line draw:style-name="gr5" draw:text-style-name="P1" draw:layer="layout" svg:x1="15.351cm" svg:y1="14.462cm" svg:x2="18.78cm" svg:y2="14.462cm">
          <text:p/>
        </draw:line>
        <draw:line draw:style-name="gr5" draw:text-style-name="P1" draw:layer="layout" svg:x1="18.78cm" svg:y1="17.002cm" svg:x2="22.209cm" svg:y2="17.002cm">
          <text:p/>
        </draw:line>
        <draw:frame draw:style-name="gr3" draw:text-style-name="P3" draw:layer="layout" svg:width="3.429cm" svg:height="3.009cm" svg:x="18.78cm" svg:y="13.827cm">
          <draw:text-box>
            <text:p><text:span text:style-name="T2">Deployment creates and updates replication controllers to provision the new image gradually.</text:span></text:p>
          </draw:text-box>
        </draw:frame>
        <draw:line draw:style-name="gr5" draw:text-style-name="P1" draw:layer="layout" svg:x1="22.336cm" svg:y1="19.288cm" svg:x2="25.765cm" svg:y2="19.288cm">
          <text:p/>
        </draw:line>
        <draw:frame draw:style-name="gr3" draw:text-style-name="P3" draw:layer="layout" svg:width="3.429cm" svg:height="2.615cm" svg:x="22.336cm" svg:y="16.819cm">
          <draw:text-box>
            <text:p><text:span text:style-name="T2">Replication controllers create and destroy pods as needed to achieve the desired sta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esar Wong</meta:initial-creator>
    <meta:creation-date>2014-07-17T15:32:15</meta:creation-date>
    <dc:date>2014-07-18T11:42:33.376963728</dc:date>
    <meta:editing-duration>PT16H27M21S</meta:editing-duration>
    <meta:editing-cycles>2</meta:editing-cycles>
    <meta:generator>LibreOffice/4.2.5.2$Linux_X86_64 LibreOffice_project/420$Build-2</meta:generator>
    <meta:document-statistic meta:object-count="34"/>
  </office:meta>
</office:document-meta>
</file>